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878in" svg:y="0in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3.7398in" svg:y="4.1409in">
            <draw:object draw:notify-on-update-of-ranges="Sheet1.A2:Sheet1.A8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1.1543in" svg:y="0.6693in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9528in" svg:y="8.1441in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b + usa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15711" calcext:value-type="float">
            <text:p>15711</text:p>
          </table:table-cell>
          <table:table-cell office:value-type="float" office:value="17675" calcext:value-type="float">
            <text:p>17675</text:p>
          </table:table-cell>
          <table:table-cell table:style-name="ce1"/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2518" calcext:value-type="float">
            <text:p>12518</text:p>
          </table:table-cell>
          <table:table-cell office:value-type="float" office:value="16503" calcext:value-type="float">
            <text:p>16503</text:p>
          </table:table-cell>
          <table:table-cell table:style-name="ce1"/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2346" calcext:value-type="float">
            <text:p>12346</text:p>
          </table:table-cell>
          <table:table-cell office:value-type="float" office:value="16014" calcext:value-type="float">
            <text:p>16014</text:p>
          </table:table-cell>
          <table:table-cell table:style-name="ce1"/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2494" calcext:value-type="float">
            <text:p>12494</text:p>
          </table:table-cell>
          <table:table-cell office:value-type="float" office:value="16595" calcext:value-type="float">
            <text:p>16595</text:p>
          </table:table-cell>
          <table:table-cell table:style-name="ce1"/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3035" calcext:value-type="float">
            <text:p>13035</text:p>
          </table:table-cell>
          <table:table-cell office:value-type="float" office:value="17881" calcext:value-type="float">
            <text:p>17881</text:p>
          </table:table-cell>
          <table:table-cell table:style-name="ce1"/>
        </table:table-row>
        <table:table-row table:style-name="ro1">
          <table:table-cell office:value-type="string" calcext:value-type="string">
            <text:p>piątek</text:p>
          </table:table-cell>
          <table:table-cell office:value-type="float" office:value="15343" calcext:value-type="float">
            <text:p>15343</text:p>
          </table:table-cell>
          <table:table-cell office:value-type="float" office:value="21549" calcext:value-type="float">
            <text:p>21549</text:p>
          </table:table-cell>
          <table:table-cell table:style-name="ce1"/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17586" calcext:value-type="float">
            <text:p>17586</text:p>
          </table:table-cell>
          <table:table-cell office:value-type="float" office:value="21028" calcext:value-type="float">
            <text:p>210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823" calcext:value-type="float">
            <text:p>582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506" calcext:value-type="float">
            <text:p>5506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352" calcext:value-type="float">
            <text:p>5352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49" calcext:value-type="float">
            <text:p>5449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026" calcext:value-type="float">
            <text:p>5026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768" calcext:value-type="float">
            <text:p>4768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898" calcext:value-type="float">
            <text:p>4898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694" calcext:value-type="float">
            <text:p>4694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14" calcext:value-type="float">
            <text:p>2714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37" calcext:value-type="float">
            <text:p>1637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10109" calcext:value-type="float">
            <text:p>1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8836" calcext:value-type="float">
            <text:p>8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9752" calcext:value-type="float">
            <text:p>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9501" calcext:value-type="float">
            <text:p>9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10170" calcext:value-type="float">
            <text:p>1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10616" calcext:value-type="float">
            <text:p>1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11266" calcext:value-type="float">
            <text:p>1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11057" calcext:value-type="float">
            <text:p>1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1752" calcext:value-type="float">
            <text:p>11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12069" calcext:value-type="float">
            <text:p>1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12012" calcext:value-type="float">
            <text:p>12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6:08:37.08968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6T19:04:23.840517963</dc:date>
    <meta:editing-duration>PT2H48M35S</meta:editing-duration>
    <meta:editing-cycles>3</meta:editing-cycles>
    <meta:generator>LibreOffice/4.2.8.2$Linux_X86_64 LibreOffice_project/420m0$Build-2</meta:generator>
    <meta:document-statistic meta:table-count="1" meta:cell-count="1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B8" chart:data-source-has-labels="column" svg:x="0.32cm" svg:y="0.18cm" svg:width="12.7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689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5711">
                <text:p>1571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7586">
                <text:p>17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3.338cm" svg:y="2.71cm" style:legend-expansion="high" chart:style-name="ch2"/>
        <chart:plot-area chart:style-name="ch3" table:cell-range-address="Sheet1.A2:Sheet1.A8 Sheet1.C2:Sheet1.C8" chart:data-source-has-labels="column" svg:x="0.319cm" svg:y="0.18cm" svg:width="12.7cm" svg:height="8.6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3cm" svg:width="12.7cm" svg:height="7.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7675">
                <text:p>17675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8cm" svg:y="0.263cm" chart:style-name="ch2">
          <text:p>Liczba wypadków w latach, Wielka Brytania</text:p>
        </chart:title>
        <chart:plot-area chart:style-name="ch3" table:cell-range-address="Sheet1.A11:Sheet1.B45" chart:data-source-has-labels="column" svg:x="0.319cm" svg:y="1.301cm" svg:width="15.36cm" svg:height="7.524cm">
          <chartooo:coordinate-region svg:x="1.311cm" svg:y="1.5cm" svg:width="14.368cm" svg:height="6.235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5823">
                <text:p>5823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Liczba wypadków w miesiącach, Wielka Brytania</text:p>
        </chart:title>
        <chart:plot-area chart:style-name="ch3" table:cell-range-address="Sheet1.A48:Sheet1.B59" chart:data-source-has-labels="column" svg:x="0.32cm" svg:y="1.301cm" svg:width="15.36cm" svg:height="7.519cm">
          <chartooo:coordinate-region svg:x="1.497cm" svg:y="1.5cm" svg:width="14.106cm" svg:height="6.275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10109">
                <text:p>1010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